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94347" officeooo:paragraph-rsid="001c6a44"/>
    </style:style>
    <style:style style:name="P2" style:family="paragraph" style:parent-style-name="Header">
      <style:text-properties fo:font-size="8pt" officeooo:rsid="00194347" officeooo:paragraph-rsid="001c6a44"/>
    </style:style>
    <style:style style:name="P3" style:family="paragraph" style:parent-style-name="Standard">
      <style:text-properties fo:font-size="8pt"/>
    </style:style>
    <style:style style:name="T1" style:family="text">
      <style:text-properties officeooo:rsid="000beadc"/>
    </style:style>
    <style:style style:name="T2" style:family="text">
      <style:text-properties officeooo:rsid="00085267"/>
    </style:style>
    <style:style style:name="T3" style:family="text">
      <style:text-properties officeooo:rsid="001b2565"/>
    </style:style>
    <style:style style:name="T4" style:family="text">
      <style:text-properties officeooo:rsid="001c6a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@charset "UTF-8";</text:p>
      <text:p text:style-name="P3"/>
      <text:p text:style-name="P3">section#conteudo {</text:p>
      <text:p text:style-name="P3"><text:s text:c="4"/>width: 1000px;</text:p>
      <text:p text:style-name="P3"><text:s text:c="4"/>margin: auto;</text:p>
      <text:p text:style-name="P3">}</text:p>
      <text:p text:style-name="P3"/>
      <text:p text:style-name="P3">iframe#frame-spec {</text:p>
      <text:p text:style-name="P3"><text:s text:c="4"/>width: 400px;</text:p>
      <text:p text:style-name="P3"><text:s text:c="4"/>height: 280px;</text:p>
      <text:p text:style-name="P3"><text:s text:c="4"/>border: none;</text:p>
      <text:p text:style-name="P3"><text:s text:c="4"/>overflow: hidden;</text:p>
      <text:p text:style-name="P3">}</text:p>
      <text:p text:style-name="P3"/>
      <text:p text:style-name="P3">iframe#frame-spec::-webkit-scrollbar {</text:p>
      <text:p text:style-name="P3"><text:s text:c="4"/>display: none;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officeooo:rsid="00194347" officeooo:paragraph-rsid="001c6a44"/>
    </style:style>
    <style:style style:name="MP2" style:family="paragraph" style:parent-style-name="Header">
      <style:text-properties officeooo:rsid="00194347" officeooo:paragraph-rsid="001c6a44"/>
    </style:style>
    <style:style style:name="MT1" style:family="text">
      <style:text-properties officeooo:rsid="000beadc"/>
    </style:style>
    <style:style style:name="MT2" style:family="text">
      <style:text-properties officeooo:rsid="00085267"/>
    </style:style>
    <style:style style:name="MT3" style:family="text">
      <style:text-properties officeooo:rsid="001c6a44"/>
    </style:style>
    <style:style style:name="MT4" style:family="text">
      <style:text-properties officeooo:rsid="001b25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HTML, CSS3 e JAVAScript</text:p>
        <text:p text:style-name="MP2">Configuração <text:span text:style-name="MT1">d</text:span><text:span text:style-name="MT2">e </text:span><text:span text:style-name="MT3">Spec</text:span><text:span text:style-name="MT4"> - CSS</text:span><text:span text:style-name="MT2">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03T08:31:57.763000000</meta:creation-date>
    <dc:date>2025-04-03T08:32:58.605000000</dc:date>
    <meta:editing-duration>PT1M1S</meta:editing-duration>
    <meta:editing-cycles>1</meta:editing-cycles>
    <meta:document-statistic meta:table-count="0" meta:image-count="0" meta:object-count="0" meta:page-count="1" meta:paragraph-count="16" meta:word-count="34" meta:character-count="271" meta:non-whitespace-character-count="225"/>
    <meta:generator>LibreOffice/7.5.5.2$Windows_X86_64 LibreOffice_project/ca8fe7424262805f223b9a2334bc7181abbcbf5e</meta:generator>
  </office:meta>
</office:document-meta>
</file>